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e80" officeooo:paragraph-rsid="00045e80"/>
    </style:style>
    <style:style style:name="P2" style:family="paragraph" style:parent-style-name="Standard">
      <style:text-properties officeooo:rsid="00045e80" officeooo:paragraph-rsid="0007d8c0"/>
    </style:style>
    <style:style style:name="P3" style:family="paragraph" style:parent-style-name="Standard">
      <style:text-properties officeooo:rsid="00045e80" officeooo:paragraph-rsid="0009cfde"/>
    </style:style>
    <style:style style:name="P4" style:family="paragraph" style:parent-style-name="Standard">
      <style:text-properties fo:font-weight="bold" officeooo:rsid="00045e80" officeooo:paragraph-rsid="00045e80" style:font-weight-asian="bold" style:font-weight-complex="bold"/>
    </style:style>
    <style:style style:name="P5" style:family="paragraph" style:parent-style-name="Standard">
      <style:text-properties fo:font-weight="bold" officeooo:rsid="00045e80" officeooo:paragraph-rsid="0007d8c0" style:font-weight-asian="bold" style:font-weight-complex="bold"/>
    </style:style>
    <style:style style:name="P6" style:family="paragraph" style:parent-style-name="Standard">
      <style:text-properties fo:font-weight="bold" officeooo:rsid="00045e80" officeooo:paragraph-rsid="0009cfde" style:font-weight-asian="bold" style:font-weight-complex="bold"/>
    </style:style>
    <style:style style:name="P7" style:family="paragraph" style:parent-style-name="Standard">
      <style:text-properties fo:font-weight="bold" officeooo:rsid="0007d8c0" officeooo:paragraph-rsid="0007d8c0" style:font-weight-asian="bold" style:font-weight-complex="bold"/>
    </style:style>
    <style:style style:name="P8" style:family="paragraph" style:parent-style-name="Standard">
      <style:text-properties fo:font-weight="bold" officeooo:rsid="0007d8c0" officeooo:paragraph-rsid="0009cfde" style:font-weight-asian="bold" style:font-weight-complex="bold"/>
    </style:style>
    <style:style style:name="P9" style:family="paragraph" style:parent-style-name="Standard">
      <style:text-properties officeooo:rsid="0007d8c0" officeooo:paragraph-rsid="0007d8c0"/>
    </style:style>
    <style:style style:name="P10" style:family="paragraph" style:parent-style-name="Standard">
      <style:text-properties officeooo:rsid="0009cfde" officeooo:paragraph-rsid="0009cfd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45e80" officeooo:paragraph-rsid="0009cfd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rsid="0007d8c0" officeooo:paragraph-rsid="0009cfde" style:font-weight-asian="bold" style:font-weight-complex="bold"/>
    </style:style>
    <style:style style:name="P13" style:family="paragraph" style:parent-style-name="Preformatted_20_Text">
      <style:text-properties fo:color="#808080" style:font-name="DejaVu Sans Mono" fo:font-style="italic" officeooo:paragraph-rsid="00045e80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tyle="italic"/>
    </style:style>
    <style:style style:name="T1" style:family="text">
      <style:text-properties officeooo:rsid="0005ee13"/>
    </style:style>
    <style:style style:name="T2" style:family="text">
      <style:text-properties officeooo:rsid="0007d8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ee13" style:font-weight-asian="bold" style:font-weight-complex="bold"/>
    </style:style>
    <style:style style:name="T5" style:family="text">
      <style:text-properties fo:font-weight="bold" officeooo:rsid="0007d8c0" style:font-weight-asian="bold" style:font-weight-complex="bold"/>
    </style:style>
    <style:style style:name="T6" style:family="text">
      <style:text-properties fo:font-weight="bold" officeooo:rsid="0009cfd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d8c0" style:font-weight-asian="normal" style:font-weight-complex="normal"/>
    </style:style>
    <style:style style:name="T9" style:family="text">
      <style:text-properties fo:font-weight="normal" officeooo:rsid="0009cfde" style:font-weight-asian="normal" style:font-weight-complex="normal"/>
    </style:style>
    <style:style style:name="T10" style:family="text">
      <style:text-properties fo:font-weight="normal" officeooo:rsid="000ac439" style:font-weight-asian="normal" style:font-weight-complex="normal"/>
    </style:style>
    <style:style style:name="T11" style:family="text">
      <style:text-properties officeooo:rsid="0009cfde"/>
    </style:style>
    <style:style style:name="T12" style:family="text">
      <style:text-properties officeooo:rsid="000ac4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OVER</text:p>
      <text:p text:style-name="P1"/>
      <text:p text:style-name="P1"><text:span text:style-name="T3">procedure</text:span> onePoint</text:p>
      <text:p text:style-name="P9">crosspoint ← random(100)</text:p>
      <text:p text:style-name="P4">begin</text:p>
      <text:p text:style-name="P1"><text:tab/><text:span text:style-name="T3">for</text:span> <text:span text:style-name="T2">j</text:span>:= <text:span text:style-name="T2">0</text:span> <text:span text:style-name="T3">to</text:span> population.size <text:span text:style-name="T3">do</text:span></text:p>
      <text:p text:style-name="P1"><text:tab/><text:tab/><text:span text:style-name="T4">if</text:span><text:span text:style-name="T1"> propability &lt; 70 </text:span><text:span text:style-name="T4">then</text:span></text:p>
      <text:p text:style-name="P1"><text:tab/><text:tab/><text:tab/><text:span text:style-name="T5">if</text:span><text:span text:style-name="T2"> j mod 2 ← 0 </text:span><text:span text:style-name="T5">then</text:span></text:p>
      <text:p text:style-name="P1"><text:tab/><text:tab/><text:tab/><text:tab/><text:span text:style-name="T5">for</text:span><text:span text:style-name="T2"> i := 0 </text:span><text:span text:style-name="T5">to</text:span><text:span text:style-name="T2"> child.size </text:span><text:span text:style-name="T5">do</text:span></text:p>
      <text:p text:style-name="P1"><text:tab/><text:tab/><text:tab/><text:tab/><text:tab/><text:span text:style-name="T12">color1 ← parent1.color</text:span></text:p>
      <text:p text:style-name="P1"><text:tab/><text:tab/><text:tab/><text:tab/><text:tab/><text:span text:style-name="T12">color2 ← parent2.color</text:span></text:p>
      <text:p text:style-name="P1"><text:tab/><text:tab/><text:tab/><text:tab/><text:tab/><text:span text:style-name="T5">if </text:span><text:span text:style-name="T8">newId &lt; crosspoint </text:span><text:span text:style-name="T5">then</text:span></text:p>
      <text:p text:style-name="P3"><text:tab/><text:tab/><text:tab/><text:tab/><text:tab/><text:tab/><text:span text:style-name="T2">child.vertex(i)</text:span><text:span text:style-name="T8">.</text:span><text:span text:style-name="T10">c</text:span><text:span text:style-name="T9">olor</text:span><text:span text:style-name="T2"> ← color1</text:span></text:p>
      <text:p text:style-name="P7"><text:tab/><text:tab/><text:tab/><text:tab/><text:tab/>else</text:p>
      <text:p text:style-name="P8"><text:tab/><text:tab/><text:tab/><text:tab/><text:tab/><text:tab/><text:span text:style-name="T7">child.vertex(i).</text:span><text:span text:style-name="T10">c</text:span><text:span text:style-name="T9">olor</text:span><text:span text:style-name="T7"> ← </text:span><text:span text:style-name="T10">c</text:span><text:span text:style-name="T7">olor2</text:span></text:p>
      <text:p text:style-name="P7"><text:span text:style-name="T7"><text:tab/><text:tab/><text:tab/><text:tab/><text:tab/></text:span>end if</text:p>
      <text:p text:style-name="P7"><text:tab/><text:tab/><text:tab/><text:tab/>end for</text:p>
      <text:p text:style-name="P7"><text:tab/><text:tab/><text:tab/>else</text:p>
      <text:p text:style-name="P7"><text:tab/><text:tab/><text:tab/><text:tab/>for i := 0 to child.size do</text:p>
      <text:p text:style-name="P2"><text:tab/><text:tab/><text:tab/><text:tab/><text:tab/><text:span text:style-name="T12">color1 ← parent1.color</text:span></text:p>
      <text:p text:style-name="P2"><text:tab/><text:tab/><text:tab/><text:tab/><text:tab/><text:span text:style-name="T12">color2 ← parent2.color</text:span></text:p>
      <text:p text:style-name="P2"><text:tab/><text:tab/><text:tab/><text:tab/><text:tab/><text:span text:style-name="T5">if </text:span><text:span text:style-name="T8">newId &lt; crosspoint </text:span><text:span text:style-name="T5">then</text:span></text:p>
      <text:p text:style-name="P3"><text:tab/><text:tab/><text:tab/><text:tab/><text:tab/><text:tab/><text:span text:style-name="T2">child.vertex(i)</text:span><text:span text:style-name="T8">.</text:span><text:span text:style-name="T10">c</text:span><text:span text:style-name="T9">olor</text:span><text:span text:style-name="T2"> ← color2</text:span></text:p>
      <text:p text:style-name="P7"><text:tab/><text:tab/><text:tab/><text:tab/><text:tab/>else</text:p>
      <text:p text:style-name="P8"><text:tab/><text:tab/><text:tab/><text:tab/><text:tab/><text:tab/><text:span text:style-name="T7">child.vertex(i).</text:span><text:span text:style-name="T10">c</text:span><text:span text:style-name="T9">olor</text:span><text:span text:style-name="T7"> ← </text:span><text:span text:style-name="T10">c</text:span><text:span text:style-name="T7">olor1</text:span></text:p>
      <text:p text:style-name="P7"><text:span text:style-name="T7"><text:tab/><text:tab/><text:tab/><text:tab/><text:tab/></text:span>end if</text:p>
      <text:p text:style-name="P7"><text:tab/><text:tab/><text:tab/><text:tab/>end for</text:p>
      <text:p text:style-name="P7"><text:tab/><text:tab/><text:tab/>end if</text:p>
      <text:p text:style-name="P1"><text:tab/><text:tab/><text:span text:style-name="T4">end if<text:tab/></text:span></text:p>
      <text:p text:style-name="P1"><text:tab/><text:span text:style-name="T5">end for</text:span></text:p>
      <text:p text:style-name="P4">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procedure</text:span> <text:span text:style-name="T2">two</text:span>Point</text:p>
      <text:p text:style-name="P9">crosspoint1 ← random(100)</text:p>
      <text:p text:style-name="P9">crosspoint2 ← random(100)</text:p>
      <text:p text:style-name="P5">begin</text:p>
      <text:p text:style-name="P2"><text:tab/><text:span text:style-name="T3">for</text:span> <text:span text:style-name="T2">j</text:span>:= <text:span text:style-name="T2">0</text:span> <text:span text:style-name="T3">to</text:span> population.size <text:span text:style-name="T3">do</text:span></text:p>
      <text:p text:style-name="P2"><text:tab/><text:tab/><text:span text:style-name="T4">if</text:span><text:span text:style-name="T1"> propability &lt; 70 </text:span><text:span text:style-name="T4">then</text:span></text:p>
      <text:p text:style-name="P2"><text:tab/><text:tab/><text:tab/><text:span text:style-name="T5">if</text:span><text:span text:style-name="T2"> j mod 2 ← 0 </text:span><text:span text:style-name="T5">then</text:span></text:p>
      <text:p text:style-name="P2"><text:tab/><text:tab/><text:tab/><text:tab/><text:span text:style-name="T5">for</text:span><text:span text:style-name="T2"> i := 0 </text:span><text:span text:style-name="T5">to</text:span><text:span text:style-name="T2"> child.size </text:span><text:span text:style-name="T5">do</text:span></text:p>
      <text:p text:style-name="P2"><text:tab/><text:tab/><text:tab/><text:tab/><text:tab/><text:span text:style-name="T12">color1 ← parent1.color</text:span></text:p>
      <text:p text:style-name="P2"><text:tab/><text:tab/><text:tab/><text:tab/><text:tab/><text:span text:style-name="T12">color2 ← parent2.color</text:span></text:p>
      <text:p text:style-name="P2"><text:tab/><text:tab/><text:tab/><text:tab/><text:tab/><text:span text:style-name="T5">if </text:span><text:span text:style-name="T8">newId &lt; crosspoint1 </text:span><text:span text:style-name="T5">or </text:span><text:span text:style-name="T8">newId &gt; crosspoint2 </text:span><text:span text:style-name="T5">then</text:span></text:p>
      <text:p text:style-name="P3"><text:tab/><text:tab/><text:tab/><text:tab/><text:tab/><text:tab/><text:span text:style-name="T2">child.vertex(i)</text:span><text:span text:style-name="T8">.</text:span><text:span text:style-name="T10">c</text:span><text:span text:style-name="T9">olor</text:span><text:span text:style-name="T2"> ← color1</text:span></text:p>
      <text:p text:style-name="P7"><text:tab/><text:tab/><text:tab/><text:tab/><text:tab/>else</text:p>
      <text:p text:style-name="P8"><text:tab/><text:tab/><text:tab/><text:tab/><text:tab/><text:tab/><text:span text:style-name="T7">child.vertex(i).</text:span><text:span text:style-name="T10">c</text:span><text:span text:style-name="T9">olor</text:span><text:span text:style-name="T7"> ← </text:span><text:span text:style-name="T10">c</text:span><text:span text:style-name="T7">olor2</text:span></text:p>
      <text:p text:style-name="P7"><text:span text:style-name="T7"><text:tab/><text:tab/><text:tab/><text:tab/><text:tab/></text:span>end if</text:p>
      <text:p text:style-name="P7"><text:tab/><text:tab/><text:tab/><text:tab/>end for</text:p>
      <text:p text:style-name="P7"><text:tab/><text:tab/><text:tab/>else</text:p>
      <text:p text:style-name="P7"><text:tab/><text:tab/><text:tab/><text:tab/>for i := 0 to child.size do</text:p>
      <text:p text:style-name="P2"><text:tab/><text:tab/><text:tab/><text:tab/><text:tab/><text:span text:style-name="T2">kolor1 ← parent1.color</text:span></text:p>
      <text:p text:style-name="P2"><text:tab/><text:tab/><text:tab/><text:tab/><text:tab/><text:span text:style-name="T2">kolor2 ← parent2.color</text:span></text:p>
      <text:p text:style-name="P2"><text:tab/><text:tab/><text:tab/><text:tab/><text:tab/><text:span text:style-name="T5">if </text:span><text:span text:style-name="T8">newId &lt; crosspoint1 </text:span><text:span text:style-name="T5">or </text:span><text:span text:style-name="T8">newId &gt; crosspoint2 </text:span><text:span text:style-name="T5">then</text:span></text:p>
      <text:p text:style-name="P3"><text:tab/><text:tab/><text:tab/><text:tab/><text:tab/><text:tab/><text:span text:style-name="T2">child.vertex(i)</text:span><text:span text:style-name="T8">.</text:span><text:span text:style-name="T10">c</text:span><text:span text:style-name="T9">olor</text:span><text:span text:style-name="T2"> ← color2</text:span></text:p>
      <text:p text:style-name="P7"><text:tab/><text:tab/><text:tab/><text:tab/><text:tab/>else</text:p>
      <text:p text:style-name="P8"><text:tab/><text:tab/><text:tab/><text:tab/><text:tab/><text:tab/><text:span text:style-name="T7">child.vertex(i).</text:span><text:span text:style-name="T10">c</text:span><text:span text:style-name="T9">olor</text:span><text:span text:style-name="T7"> ← </text:span><text:span text:style-name="T10">c</text:span><text:span text:style-name="T7">olor1</text:span></text:p>
      <text:p text:style-name="P7"><text:span text:style-name="T7"><text:tab/><text:tab/><text:tab/><text:tab/><text:tab/></text:span><text:span text:style-name="T5">end if</text:span></text:p>
      <text:p text:style-name="P7"><text:tab/><text:tab/><text:tab/><text:tab/>end for</text:p>
      <text:p text:style-name="P7"><text:tab/><text:tab/><text:tab/>end if</text:p>
      <text:p text:style-name="P2"><text:tab/><text:tab/><text:span text:style-name="T4">end if<text:tab/></text:span></text:p>
      <text:p text:style-name="P2"><text:tab/><text:span text:style-name="T5">end for</text:span></text:p>
      <text:p text:style-name="P5">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procedure</text:span> <text:span text:style-name="T2">uniform</text:span></text:p>
      <text:p text:style-name="P5">begin</text:p>
      <text:p text:style-name="P2"><text:tab/><text:span text:style-name="T3">for</text:span> <text:span text:style-name="T2">j</text:span>:= <text:span text:style-name="T2">0</text:span> <text:span text:style-name="T3">to</text:span> population.size <text:span text:style-name="T3">do</text:span></text:p>
      <text:p text:style-name="P2"><text:tab/><text:tab/><text:span text:style-name="T4">if</text:span><text:span text:style-name="T1"> propability &lt; 70 </text:span><text:span text:style-name="T4">then</text:span></text:p>
      <text:p text:style-name="P2"><text:tab/><text:tab/><text:tab/><text:span text:style-name="T5">if</text:span><text:span text:style-name="T2"> j mod 2 ← 0 </text:span><text:span text:style-name="T5">then</text:span></text:p>
      <text:p text:style-name="P2"><text:tab/><text:tab/><text:tab/><text:tab/><text:span text:style-name="T5">for</text:span><text:span text:style-name="T2"> i := 0 </text:span><text:span text:style-name="T5">to</text:span><text:span text:style-name="T2"> child.size </text:span><text:span text:style-name="T5">do</text:span></text:p>
      <text:p text:style-name="P2"><text:tab/><text:tab/><text:tab/><text:tab/><text:tab/><text:span text:style-name="T12">color1 ← parent1.color</text:span></text:p>
      <text:p text:style-name="P2"><text:tab/><text:tab/><text:tab/><text:tab/><text:tab/><text:span text:style-name="T12">color2 ← parent2.color</text:span></text:p>
      <text:p text:style-name="P2"><text:tab/><text:tab/><text:tab/><text:tab/><text:tab/><text:span text:style-name="T2">generator ← random(2)</text:span></text:p>
      <text:p text:style-name="P2"><text:tab/><text:tab/><text:tab/><text:tab/><text:tab/><text:span text:style-name="T5">if </text:span><text:span text:style-name="T8">generator == 0 </text:span><text:span text:style-name="T5">then</text:span></text:p>
      <text:p text:style-name="P3"><text:tab/><text:tab/><text:tab/><text:tab/><text:tab/><text:tab/><text:span text:style-name="T2">child.vertex(i)</text:span><text:span text:style-name="T8">.</text:span><text:span text:style-name="T10">c</text:span><text:span text:style-name="T9">olor</text:span><text:span text:style-name="T2"> ← color1</text:span></text:p>
      <text:p text:style-name="P7"><text:tab/><text:tab/><text:tab/><text:tab/><text:tab/>else</text:p>
      <text:p text:style-name="P8"><text:tab/><text:tab/><text:tab/><text:tab/><text:tab/><text:tab/><text:span text:style-name="T7">child.vertex(i).</text:span><text:span text:style-name="T10">c</text:span><text:span text:style-name="T9">olor</text:span><text:span text:style-name="T7"> ← </text:span><text:span text:style-name="T10">c</text:span><text:span text:style-name="T7">olor2</text:span></text:p>
      <text:p text:style-name="P7"><text:span text:style-name="T7"><text:tab/><text:tab/><text:tab/><text:tab/><text:tab/></text:span>end if</text:p>
      <text:p text:style-name="P7"><text:tab/><text:tab/><text:tab/><text:tab/>end for</text:p>
      <text:p text:style-name="P7"><text:tab/><text:tab/><text:tab/>else</text:p>
      <text:p text:style-name="P7"><text:tab/><text:tab/><text:tab/><text:tab/>for i := 0 to child.size do</text:p>
      <text:p text:style-name="P2"><text:tab/><text:tab/><text:tab/><text:tab/><text:tab/><text:span text:style-name="T12">color1 ← parent1.color</text:span></text:p>
      <text:p text:style-name="P2"><text:tab/><text:tab/><text:tab/><text:tab/><text:tab/><text:span text:style-name="T12">color2 ← parent2.color</text:span></text:p>
      <text:p text:style-name="P2"><text:tab/><text:tab/><text:tab/><text:tab/><text:tab/><text:span text:style-name="T2">generator ← random(2)</text:span></text:p>
      <text:p text:style-name="P2"><text:tab/><text:tab/><text:tab/><text:tab/><text:tab/><text:span text:style-name="T5">if </text:span><text:span text:style-name="T8">generator == 0 </text:span><text:span text:style-name="T5">then</text:span></text:p>
      <text:p text:style-name="P3"><text:tab/><text:tab/><text:tab/><text:tab/><text:tab/><text:tab/><text:span text:style-name="T2">child.vertex(i)</text:span><text:span text:style-name="T8">.</text:span><text:span text:style-name="T10">c</text:span><text:span text:style-name="T9">olor</text:span><text:span text:style-name="T2"> ← color2</text:span></text:p>
      <text:p text:style-name="P7"><text:tab/><text:tab/><text:tab/><text:tab/><text:tab/>else</text:p>
      <text:p text:style-name="P7"><text:tab/><text:tab/><text:tab/><text:tab/><text:tab/><text:tab/><text:span text:style-name="T7">child.vertex(i).</text:span><text:span text:style-name="T10">c</text:span><text:span text:style-name="T9">olor</text:span><text:span text:style-name="T7"> ← </text:span><text:span text:style-name="T10">c</text:span><text:span text:style-name="T7">olor1</text:span></text:p>
      <text:p text:style-name="P7"><text:span text:style-name="T7"><text:tab/><text:tab/><text:tab/><text:tab/><text:tab/></text:span>end if</text:p>
      <text:p text:style-name="P7"><text:tab/><text:tab/><text:tab/><text:tab/>end for</text:p>
      <text:p text:style-name="P7"><text:tab/><text:tab/><text:tab/>end if</text:p>
      <text:p text:style-name="P2"><text:tab/><text:tab/><text:span text:style-name="T4">end if<text:tab/></text:span></text:p>
      <text:p text:style-name="P2"><text:tab/><text:span text:style-name="T5">end for</text:span></text:p>
      <text:p text:style-name="P5">end</text:p>
      <text:p text:style-name="P1"/>
      <text:p text:style-name="P1"/>
      <text:p text:style-name="P1"/>
      <text:p text:style-name="P3"><text:span text:style-name="T3">procedure</text:span> <text:span text:style-name="T11">arithmetic</text:span></text:p>
      <text:p text:style-name="P6">begin</text:p>
      <text:p text:style-name="P3"><text:tab/><text:span text:style-name="T3">for</text:span> <text:span text:style-name="T2">j</text:span>:= <text:span text:style-name="T2">0</text:span> <text:span text:style-name="T3">to</text:span> population.size <text:span text:style-name="T3">do</text:span></text:p>
      <text:p text:style-name="P3"><text:tab/><text:tab/><text:span text:style-name="T4">if</text:span><text:span text:style-name="T1"> propability &lt; 70 </text:span><text:span text:style-name="T4">then</text:span></text:p>
      <text:p text:style-name="P11"><text:tab/><text:tab/><text:tab/><text:span text:style-name="T5">for</text:span><text:span text:style-name="T2"> i := 0 </text:span><text:span text:style-name="T5">to</text:span><text:span text:style-name="T2"> child.size </text:span><text:span text:style-name="T5">do</text:span></text:p>
      <text:p text:style-name="P11"><text:tab/><text:tab/><text:tab/><text:tab/><text:span text:style-name="T12">color1 ← parent1.color</text:span></text:p>
      <text:p text:style-name="P11"><text:tab/><text:tab/><text:tab/><text:tab/><text:span text:style-name="T12">color2 ← parent2.color</text:span></text:p>
      <text:p text:style-name="P11"><text:tab/><text:tab/><text:tab/><text:tab/><text:span text:style-name="T2">child.vertex(i).color ← (color1 * color2) % chromosomColors</text:span></text:p>
      <text:p text:style-name="P12"><text:tab/><text:tab/><text:tab/>end for</text:p>
      <text:p text:style-name="P1"><text:tab/><text:tab/><text:span text:style-name="T6">end if</text:span></text:p>
      <text:p text:style-name="P1"><text:span text:style-name="T6"><text:tab/>end for</text:span></text:p>
      <text:p text:style-name="P10"><text:span text:style-name="T6">e</text:span><text:span text:style-name="T3">nd</text:span></text:p>
      <text:p text:style-name="P1"/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0:51:31.539980740</meta:creation-date>
    <dc:date>2015-06-07T12:11:27.825627470</dc:date>
    <meta:editing-duration>PT19M24S</meta:editing-duration>
    <meta:editing-cycles>6</meta:editing-cycles>
    <meta:generator>LibreOffice/4.3.2.2$Linux_X86_64 LibreOffice_project/430m0$Build-2</meta:generator>
    <meta:document-statistic meta:table-count="0" meta:image-count="0" meta:object-count="0" meta:page-count="3" meta:paragraph-count="102" meta:word-count="326" meta:character-count="2162" meta:non-whitespace-character-count="1586"/>
  </office:meta>
</office:document-meta>
</file>